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FileTests.ofPathAndWritableContentCreates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FileTests.assertThatReturnsResourceFileAss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FileTests.ofPathAndCharSequenceCreates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